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4.453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3.94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svg:stroke-color="#000000" draw:fill-color="#f37b70" draw:textarea-horizontal-align="justify" draw:textarea-vertical-align="middle" draw:auto-grow-height="false" fo:min-height="1.147cm" fo:min-width="0.643cm"/>
    </style:style>
    <style:style style:name="P1" style:family="paragraph">
      <style:paragraph-properties fo:text-align="center"/>
    </style:style>
    <style:style style:name="P2" style:family="paragraph">
      <loext:graphic-properties draw:fill-color="#f37b7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4.953cm" svg:height="2.794cm" svg:x="2.016cm" svg:y="1.718cm">
          <text:p text:style-name="P1">Setting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953cm" svg:height="2.794cm" svg:x="2.058cm" svg:y="5.234cm">
          <text:p text:style-name="P1">Down, Limit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953cm" svg:height="2.794cm" svg:x="2.062cm" svg:y="8.903cm">
          <text:p text:style-name="P1">Up, Limit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4.953cm" svg:height="2.794cm" svg:x="1.889cm" svg:y="12.432cm">
          <text:p text:style-name="P1">Loaded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445cm" svg:height="1.397cm" svg:x="7.604cm" svg:y="6.482cm">
          <text:p text:style-name="P1">User says “Ok”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4.445cm" svg:height="1.397cm" svg:x="7.604cm" svg:y="9.938cm">
          <text:p text:style-name="P1">User says “Ok”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4.445cm" svg:height="1.397cm" svg:x="7.604cm" svg:y="13.667cm">
          <text:p text:style-name="P1">User says “Ok”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953cm" svg:height="2.794cm" svg:x="1.889cm" svg:y="16.08cm">
          <text:p text:style-name="P1">Hea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604cm" svg:y1="7.18cm" svg:x2="7.011cm" svg:y2="6.631cm" draw:start-shape="id1" draw:start-glue-point="3" draw:end-shape="id2" draw:end-glue-point="1" svg:d="M7604 7180h-297v-549h-296" svg:viewBox="0 0 594 550">
          <text:p/>
        </draw:connector>
        <draw:custom-shape draw:style-name="gr2" draw:text-style-name="P1" xml:id="id3" draw:id="id3" draw:layer="layout" svg:width="4.445cm" svg:height="1.397cm" svg:x="7.604cm" svg:y="17.137cm">
          <text:p text:style-name="P1">Timer or Button</text:p>
          <draw:enhanced-geometry svg:viewBox="0 0 21600 21600" draw:type="rectangle" draw:enhanced-path="M 0 0 L 21600 0 21600 21600 0 21600 0 0 Z N"/>
        </draw:custom-shape>
        <draw:connector draw:style-name="gr3" draw:text-style-name="P1" xml:id="id13" draw:id="id13" draw:layer="layout" svg:x1="7.604cm" svg:y1="17.835cm" svg:x2="7.604cm" svg:y2="17.835cm" draw:start-shape="id3" draw:start-glue-point="3" draw:end-shape="id3" draw:end-glue-point="3" svg:d="M7604 17835z" svg:viewBox="0 0 1 1">
          <text:p/>
        </draw:connector>
        <draw:custom-shape draw:style-name="gr1" draw:text-style-name="P1" xml:id="id14" draw:id="id14" draw:layer="layout" svg:width="4.953cm" svg:height="2.794cm" svg:x="1.889cm" svg:y="19.628cm">
          <text:p text:style-name="P1">Down, Limi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953cm" svg:height="2.794cm" svg:x="1.889cm" svg:y="22.717cm">
          <text:p text:style-name="P1">Vac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445cm" svg:height="1.397cm" svg:x="7.604cm" svg:y="24.241cm">
          <text:p text:style-name="P1">Timer or Butt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842cm" svg:y1="24.114cm" svg:x2="7.604cm" svg:y2="24.939cm" draw:start-shape="id4" draw:start-glue-point="1" draw:end-shape="id5" draw:end-glue-point="3" svg:d="M6842 24114h380v825h382" svg:viewBox="0 0 763 826">
          <text:p/>
        </draw:connector>
        <draw:custom-shape draw:style-name="gr2" draw:text-style-name="P1" xml:id="id7" draw:id="id7" draw:layer="layout" svg:width="4.445cm" svg:height="1.397cm" svg:x="7.604cm" svg:y="2.78cm">
          <text:p text:style-name="P1">TB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969cm" svg:y1="3.115cm" svg:x2="7.604cm" svg:y2="3.478cm" draw:start-shape="id6" draw:start-glue-point="1" draw:end-shape="id7" draw:end-glue-point="3" svg:d="M6969 3115h317v363h318" svg:viewBox="0 0 636 364">
          <text:p/>
        </draw:connector>
        <draw:connector draw:style-name="gr3" draw:text-style-name="P1" draw:layer="layout" svg:x1="4.534cm" svg:y1="5.234cm" svg:x2="9.826cm" svg:y2="4.177cm" draw:start-shape="id2" draw:start-glue-point="0" draw:end-shape="id7" draw:end-glue-point="2" svg:d="M4534 5234v-529h5292v-528" svg:viewBox="0 0 5293 1058">
          <text:p/>
        </draw:connector>
        <draw:connector draw:style-name="gr3" draw:text-style-name="P1" draw:layer="layout" svg:x1="4.538cm" svg:y1="8.903cm" svg:x2="9.826cm" svg:y2="7.879cm" draw:start-shape="id8" draw:start-glue-point="0" draw:end-shape="id1" draw:end-glue-point="2" svg:d="M4538 8903v-512h5288v-512" svg:viewBox="0 0 5289 1025">
          <text:p/>
        </draw:connector>
        <draw:connector draw:style-name="gr3" draw:text-style-name="P1" draw:layer="layout" svg:x1="7.015cm" svg:y1="10.3cm" svg:x2="7.604cm" svg:y2="10.636cm" draw:start-shape="id8" draw:start-glue-point="1" draw:end-shape="id9" draw:end-glue-point="3" svg:d="M7015 10300h294v336h295" svg:viewBox="0 0 590 337">
          <text:p/>
        </draw:connector>
        <draw:connector draw:style-name="gr3" draw:text-style-name="P1" draw:layer="layout" svg:x1="9.826cm" svg:y1="15.064cm" svg:x2="4.365cm" svg:y2="16.08cm" draw:start-shape="id10" draw:start-glue-point="2" draw:end-shape="id11" draw:end-glue-point="0" svg:d="M9826 15064v508h-5461v508" svg:viewBox="0 0 5462 1017">
          <text:p/>
        </draw:connector>
        <draw:connector draw:style-name="gr3" draw:text-style-name="P1" draw:layer="layout" svg:x1="6.842cm" svg:y1="13.829cm" svg:x2="7.604cm" svg:y2="14.365cm" draw:start-shape="id12" draw:start-glue-point="1" draw:end-shape="id10" draw:end-glue-point="3" svg:d="M6842 13829h380v536h382" svg:viewBox="0 0 763 537">
          <text:p/>
        </draw:connector>
        <draw:connector draw:style-name="gr3" draw:text-style-name="P1" draw:layer="layout" svg:x1="6.842cm" svg:y1="17.477cm" svg:x2="7.604cm" svg:y2="17.835cm" draw:start-shape="id11" draw:start-glue-point="1" draw:end-shape="id13" draw:end-glue-point="0" svg:d="M6842 17477h762v358" svg:viewBox="0 0 763 359">
          <text:p/>
        </draw:connector>
        <draw:connector draw:style-name="gr3" draw:text-style-name="P1" draw:layer="layout" svg:x1="4.365cm" svg:y1="22.422cm" svg:x2="4.365cm" svg:y2="22.717cm" draw:start-shape="id14" draw:start-glue-point="2" draw:end-shape="id4" draw:end-glue-point="0" svg:d="M4365 22422v295" svg:viewBox="0 0 1 296">
          <text:p/>
        </draw:connector>
        <draw:connector draw:style-name="gr3" draw:text-style-name="P1" draw:layer="layout" svg:x1="4.365cm" svg:y1="25.511cm" svg:x2="4.492cm" svg:y2="1.718cm" draw:start-shape="id4" draw:start-glue-point="2" draw:end-shape="id6" draw:end-glue-point="0" svg:d="M4365 25511v501h-2978v-24795h3105v501" svg:viewBox="0 0 3106 24796">
          <text:p/>
        </draw:connector>
        <draw:connector draw:style-name="gr3" draw:text-style-name="P1" draw:layer="layout" svg:x1="4.365cm" svg:y1="19.628cm" svg:x2="9.826cm" svg:y2="18.534cm" draw:start-shape="id14" draw:start-glue-point="0" draw:end-shape="id3" draw:end-glue-point="2" svg:d="M4365 19628v-547h5461v-547" svg:viewBox="0 0 5462 1095">
          <text:p/>
        </draw:connector>
        <draw:connector draw:style-name="gr3" draw:text-style-name="P1" draw:layer="layout" svg:x1="4.365cm" svg:y1="12.432cm" svg:x2="9.826cm" svg:y2="11.335cm" draw:start-shape="id12" draw:start-glue-point="0" draw:end-shape="id9" draw:end-glue-point="2" svg:d="M4365 12432v-549h5461v-548" svg:viewBox="0 0 5462 1098">
          <text:p/>
        </draw:connector>
        <draw:custom-shape draw:style-name="gr4" draw:text-style-name="P2" draw:layer="layout" svg:width="1.143cm" svg:height="1.397cm" svg:x="14.081cm" svg:y="2.77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43cm" svg:height="1.397cm" svg:x="14.081cm" svg:y="6.46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43cm" svg:height="1.397cm" svg:x="14.081cm" svg:y="9.8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43cm" svg:height="1.397cm" svg:x="14.081cm" svg:y="13.57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43cm" svg:height="1.397cm" svg:x="14.081cm" svg:y="17.12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43cm" svg:height="1.397cm" svg:x="14.081cm" svg:y="20.177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43cm" svg:height="1.397cm" svg:x="14.081cm" svg:y="23.479cm">
          <text:p text:style-name="P1">7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9T20:22:44.606000000</meta:creation-date>
    <dc:date>2019-12-19T20:39:23.492000000</dc:date>
    <meta:editing-duration>PT4M27S</meta:editing-duration>
    <meta:editing-cycles>2</meta:editing-cycles>
    <meta:generator>LibreOffice/6.0.4.2$Windows_X86_64 LibreOffice_project/9b0d9b32d5dcda91d2f1a96dc04c645c450872bf</meta:generator>
    <meta:document-statistic meta:object-count="34"/>
  </office:meta>
</office:document-meta>
</file>